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0b8dfc" officeooo:paragraph-rsid="000b8dfc"/>
    </style:style>
    <style:style style:name="P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13daf6" officeooo:paragraph-rsid="000a95e8" style:font-size-asian="16pt" style:font-weight-asian="bold" style:font-name-complex="Times-Bold1" style:font-size-complex="16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paragraph-rsid="000a95e8" style:font-size-asian="16pt" style:font-weight-asian="bold" style:font-name-complex="Times-Bold1" style:font-size-complex="16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0a95e8" officeooo:paragraph-rsid="000a95e8" style:font-size-asian="16pt" style:font-weight-asian="bold" style:font-name-complex="Times-Bold1" style:font-size-complex="16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Times-Bold" fo:font-size="16pt" fo:font-weight="bold" officeooo:rsid="000d2fa0" officeooo:paragraph-rsid="000d2fa0" style:font-size-asian="16pt" style:font-weight-asian="bold" style:font-name-complex="Times-Bold1" style:font-size-complex="16pt" style:font-weight-complex="bold"/>
    </style:style>
    <style:style style:name="P6" style:family="paragraph" style:parent-style-name="Text_20_body">
      <style:text-properties fo:font-weight="bold" officeooo:rsid="000e8fe8" officeooo:paragraph-rsid="000e8fe8" style:font-weight-asian="bold" style:font-weight-complex="bold"/>
    </style:style>
    <style:style style:name="P7" style:family="paragraph" style:parent-style-name="Text_20_body">
      <style:text-properties fo:font-weight="normal" officeooo:rsid="000f1df9" officeooo:paragraph-rsid="000f1df9" style:font-weight-asian="normal" style:font-weight-complex="normal"/>
    </style:style>
    <style:style style:name="P8" style:family="paragraph" style:parent-style-name="Text_20_body">
      <style:text-properties fo:font-weight="bold" officeooo:rsid="000e8fe8" officeooo:paragraph-rsid="00137324" style:font-weight-asian="bold" style:font-weight-complex="bold"/>
    </style:style>
    <style:style style:name="P9" style:family="paragraph" style:parent-style-name="Text_20_body">
      <style:text-properties fo:font-weight="bold" officeooo:rsid="00137324" officeooo:paragraph-rsid="00137324" style:font-weight-asian="bold" style:font-weight-complex="bold"/>
    </style:style>
    <style:style style:name="T1" style:family="text">
      <style:text-properties officeooo:rsid="0008bda7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f1df9" style:font-weight-asian="normal" style:font-weight-complex="normal"/>
    </style:style>
    <style:style style:name="T4" style:family="text">
      <style:text-properties officeooo:rsid="00137324"/>
    </style:style>
    <style:style style:name="T5" style:family="text">
      <style:text-properties officeooo:rsid="0014298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<text:span text:style-name="T1">OMP</text:span> 20<text:span text:style-name="T1">0</text:span>: <text:span text:style-name="T1">Data Structures and Algorithms</text:span></text:p>
      <text:p text:style-name="P2">Fall 20<text:span text:style-name="T4">20</text:span></text:p>
      <text:p text:style-name="P5">Lab <text:span text:style-name="T5">5</text:span>: Queues</text:p>
      <text:p text:style-name="P4"/>
      <text:p text:style-name="P6">Task 1: <text:span text:style-name="T2">Implement the ArrayQueue class from page 243 and 244 of the textbook.</text:span></text:p>
      <text:p text:style-name="P9">Task 2: <text:span text:style-name="T2">Implement the LinkedQueue class from 264-265 of the textbook.</text:span></text:p>
      <text:p text:style-name="P8">Task <text:span text:style-name="T4">3</text:span>: <text:span text:style-name="T3">Y</text:span><text:span text:style-name="T2">ou have a stack S containing n elements and a queue Q that is initially empty. </text:span><text:span text:style-name="T3">Implement an algorithm that</text:span><text:span text:style-name="T2"> use</text:span><text:span text:style-name="T3">s</text:span><text:span text:style-name="T2"> Q to scan S to see if it contains a certain element x, with the additional constraint that your algorithm must return the elements back to S in their original order. You may only use S, Q, and a constant number of other variables.</text:span></text:p>
      <text:p text:style-name="P6">Task <text:span text:style-name="T4">4</text:span>: <text:span text:style-name="T2">Implement the Deque class with the functionality given on page 247 of the textbook.</text:span></text:p>
      <text:p text:style-name="P9"><text:s/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-Bold" svg:font-family="Times-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-Bold1" svg:font-family="Times-Bold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0b8dfc" officeooo:paragraph-rsid="000b8df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8:57:22.546770399</meta:creation-date>
    <dc:date>2020-12-04T11:29:21.043351754</dc:date>
    <meta:editing-duration>PT17H26M16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119" meta:character-count="651" meta:non-whitespace-character-count="538"/>
  </office:meta>
</office:document-meta>
</file>